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paragraph">
      <style:text-properties officeooo:paragraph-rsid="0017b5fe"/>
    </style:style>
    <style:style style:name="P2" style:family="paragraph" style:parent-style-name="SBC_3a_paragraph">
      <style:paragraph-properties fo:text-align="justify" style:justify-single-word="false"/>
      <style:text-properties officeooo:rsid="0026d630" officeooo:paragraph-rsid="0026d630"/>
    </style:style>
    <style:style style:name="P3" style:family="paragraph" style:parent-style-name="SBC_3a_paragraph">
      <style:paragraph-properties fo:text-align="justify" style:justify-single-word="false"/>
      <style:text-properties officeooo:rsid="0029ece0" officeooo:paragraph-rsid="0029ece0"/>
    </style:style>
    <style:style style:name="P4" style:family="paragraph" style:parent-style-name="SBC_3a_paragraph">
      <style:paragraph-properties fo:text-align="center" style:justify-single-word="false"/>
      <style:text-properties style:text-line-through-style="none" style:text-line-through-type="none" officeooo:rsid="0029ece0" officeooo:paragraph-rsid="0029ece0"/>
    </style:style>
    <style:style style:name="P5" style:family="paragraph" style:parent-style-name="SBC_3a_paragraph">
      <style:paragraph-properties fo:margin-left="0cm" fo:margin-right="0cm" fo:text-indent="0cm" style:auto-text-indent="false"/>
    </style:style>
    <style:style style:name="P6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style:text-line-through-style="none" style:text-line-through-type="none" officeooo:rsid="00392ee7" officeooo:paragraph-rsid="003ae5cd"/>
    </style:style>
    <style:style style:name="P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officeooo:rsid="00392ee7" officeooo:paragraph-rsid="003ae5cd"/>
    </style:style>
    <style:style style:name="P8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style:text-line-through-style="none" style:text-line-through-type="none" officeooo:rsid="0029ece0" officeooo:paragraph-rsid="0044b8aa"/>
    </style:style>
    <style:style style:name="P9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officeooo:rsid="003cf010" officeooo:paragraph-rsid="003cf010"/>
    </style:style>
    <style:style style:name="P10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style:text-line-through-style="none" style:text-line-through-type="none" officeooo:rsid="003cf010" officeooo:paragraph-rsid="003cf010"/>
    </style:style>
    <style:style style:name="P11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style:text-line-through-style="none" style:text-line-through-type="none" officeooo:rsid="00431242" officeooo:paragraph-rsid="00431242"/>
    </style:style>
    <style:style style:name="P12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style:text-line-through-style="none" style:text-line-through-type="none" officeooo:rsid="00460a82" officeooo:paragraph-rsid="00460a82"/>
    </style:style>
    <style:style style:name="P13" style:family="paragraph" style:parent-style-name="SBC_3a_caption_3a_2lines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officeooo:rsid="0029ece0" officeooo:paragraph-rsid="003bb436"/>
    </style:style>
    <style:style style:name="P14" style:family="paragraph" style:parent-style-name="SBC_3a_caption_3a_2lines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officeooo:rsid="0029ece0" officeooo:paragraph-rsid="0044b8aa"/>
    </style:style>
    <style:style style:name="P15" style:family="paragraph" style:parent-style-name="SBC_3a_institution">
      <style:text-properties officeooo:paragraph-rsid="0016eaea"/>
    </style:style>
    <style:style style:name="P16" style:family="paragraph" style:parent-style-name="SBC_3a_paragraph_3a_first">
      <style:text-properties officeooo:paragraph-rsid="001970bf"/>
    </style:style>
    <style:style style:name="P17" style:family="paragraph" style:parent-style-name="SBC_3a_paragraph_3a_first">
      <style:paragraph-properties fo:text-align="justify" style:justify-single-word="false"/>
      <style:text-properties officeooo:paragraph-rsid="0026b6f1"/>
    </style:style>
    <style:style style:name="P18" style:family="paragraph" style:parent-style-name="SBC_3a_paragraph_3a_first">
      <style:text-properties officeooo:rsid="002e06c6" officeooo:paragraph-rsid="0036733c"/>
    </style:style>
    <style:style style:name="P19" style:family="paragraph" style:parent-style-name="SBC_3a_caption_3a_2lines">
      <style:paragraph-properties fo:text-align="center" style:justify-single-word="false"/>
      <style:text-properties style:text-line-through-style="none" style:text-line-through-type="none" officeooo:rsid="0029ece0" officeooo:paragraph-rsid="0029ece0"/>
    </style:style>
    <style:style style:name="P20" style:family="paragraph" style:parent-style-name="SBC_3a_title" style:master-page-name="Standard">
      <style:paragraph-properties style:page-number="auto"/>
    </style:style>
    <style:style style:name="P21" style:family="paragraph" style:parent-style-name="SBC_3a_title_3a_1">
      <style:text-properties officeooo:rsid="0017b5fe" officeooo:paragraph-rsid="0017b5fe"/>
    </style:style>
    <style:style style:name="P22" style:family="paragraph" style:parent-style-name="SBC_3a_title_3a_1">
      <style:text-properties officeooo:rsid="001970bf" officeooo:paragraph-rsid="001970bf"/>
    </style:style>
    <style:style style:name="P23" style:family="paragraph" style:parent-style-name="SBC_3a_title_3a_1">
      <style:text-properties officeooo:rsid="001ab6c5" officeooo:paragraph-rsid="001ab6c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c7e2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ae5cd" style:font-style-asian="italic" style:font-weight-asian="bold" style:font-style-complex="italic" style:font-weight-complex="bold"/>
    </style:style>
    <style:style style:name="T7" style:family="text">
      <style:text-properties officeooo:rsid="0016eaea"/>
    </style:style>
    <style:style style:name="T8" style:family="text">
      <style:text-properties officeooo:rsid="001970bf"/>
    </style:style>
    <style:style style:name="T9" style:family="text">
      <style:text-properties officeooo:rsid="001ab6c5"/>
    </style:style>
    <style:style style:name="T10" style:family="text">
      <style:text-properties officeooo:rsid="001c729b"/>
    </style:style>
    <style:style style:name="T11" style:family="text">
      <style:text-properties officeooo:rsid="001c7e22"/>
    </style:style>
    <style:style style:name="T12" style:family="text">
      <style:text-properties officeooo:rsid="001dbe51"/>
    </style:style>
    <style:style style:name="T13" style:family="text">
      <style:text-properties officeooo:rsid="001f7c6c"/>
    </style:style>
    <style:style style:name="T14" style:family="text">
      <style:text-properties officeooo:rsid="00204318"/>
    </style:style>
    <style:style style:name="T15" style:family="text">
      <style:text-properties officeooo:rsid="00208894"/>
    </style:style>
    <style:style style:name="T16" style:family="text">
      <style:text-properties officeooo:rsid="002206ac"/>
    </style:style>
    <style:style style:name="T17" style:family="text">
      <style:text-properties officeooo:rsid="00235bee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235bee"/>
    </style:style>
    <style:style style:name="T20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text-line-through-style="none" style:text-line-through-type="none" fo:font-style="italic" fo:font-weight="bold" officeooo:rsid="0024fc1d" style:font-style-asian="italic" style:font-weight-asian="bold" style:font-style-complex="italic" style:font-weight-complex="bold"/>
    </style:style>
    <style:style style:name="T22" style:family="text">
      <style:text-properties style:text-line-through-style="none" style:text-line-through-type="none" fo:font-style="italic" fo:font-weight="bold" officeooo:rsid="00250e4c" style:font-style-asian="italic" style:font-weight-asian="bold" style:font-style-complex="italic" style:font-weight-complex="bold"/>
    </style:style>
    <style:style style:name="T23" style:family="text">
      <style:text-properties style:text-line-through-style="none" style:text-line-through-type="none" officeooo:rsid="0024fc1d"/>
    </style:style>
    <style:style style:name="T24" style:family="text">
      <style:text-properties style:text-line-through-style="none" style:text-line-through-type="none" fo:font-weight="bold" style:font-weight-asian="bold" style:font-weight-complex="bold"/>
    </style:style>
    <style:style style:name="T25" style:family="text">
      <style:text-properties style:text-line-through-style="none" style:text-line-through-type="none" officeooo:rsid="00250e4c"/>
    </style:style>
    <style:style style:name="T26" style:family="text">
      <style:text-properties style:text-line-through-style="none" style:text-line-through-type="none" officeooo:rsid="0026b6f1"/>
    </style:style>
    <style:style style:name="T27" style:family="text">
      <style:text-properties style:text-line-through-style="none" style:text-line-through-type="none" officeooo:rsid="0028b0f7"/>
    </style:style>
    <style:style style:name="T28" style:family="text">
      <style:text-properties officeooo:rsid="002c61ed"/>
    </style:style>
    <style:style style:name="T29" style:family="text">
      <style:text-properties officeooo:rsid="002e47b3"/>
    </style:style>
    <style:style style:name="T30" style:family="text">
      <style:text-properties officeooo:rsid="002f57af"/>
    </style:style>
    <style:style style:name="T31" style:family="text">
      <style:text-properties officeooo:rsid="00310d36"/>
    </style:style>
    <style:style style:name="T32" style:family="text">
      <style:text-properties officeooo:rsid="0032742c"/>
    </style:style>
    <style:style style:name="T33" style:family="text">
      <style:text-properties officeooo:rsid="0036733c"/>
    </style:style>
    <style:style style:name="T34" style:family="text">
      <style:text-properties officeooo:rsid="0036cac2"/>
    </style:style>
    <style:style style:name="T35" style:family="text">
      <style:text-properties officeooo:rsid="0037aa4d"/>
    </style:style>
    <style:style style:name="T36" style:family="text">
      <style:text-properties officeooo:rsid="00392ee7"/>
    </style:style>
    <style:style style:name="T37" style:family="text">
      <style:text-properties officeooo:rsid="003ae5cd"/>
    </style:style>
    <style:style style:name="T38" style:family="text">
      <style:text-properties officeooo:rsid="003bb436"/>
    </style:style>
    <style:style style:name="T39" style:family="text">
      <style:text-properties officeooo:rsid="003cf010"/>
    </style:style>
    <style:style style:name="T40" style:family="text">
      <style:text-properties officeooo:rsid="003e636e"/>
    </style:style>
    <style:style style:name="T41" style:family="text">
      <style:text-properties officeooo:rsid="00400669"/>
    </style:style>
    <style:style style:name="T42" style:family="text">
      <style:text-properties officeooo:rsid="0043f9bc"/>
    </style:style>
    <style:style style:name="T43" style:family="text">
      <style:text-properties officeooo:rsid="0044b8aa"/>
    </style:style>
    <style:style style:name="T44" style:family="text">
      <style:text-properties officeooo:rsid="004753b0"/>
    </style:style>
    <style:style style:name="T45" style:family="text">
      <style:text-properties officeooo:rsid="0047e753"/>
    </style:style>
    <style:style style:name="T46" style:family="text">
      <style:text-properties officeooo:rsid="004ad7f3"/>
    </style:style>
    <style:style style:name="fr1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Virtualização Do Ambiente De Desenvolvimento</text:p>
      <text:p text:style-name="SBC_3a_author_28_s_29_"><text:span text:style-name="T7">Gustavo Morini</text:span><text:span text:style-name="T1">1</text:span></text:p>
      <text:p text:style-name="P15"><text:span text:style-name="T1">1</text:span><text:span text:style-name="T7">Faculdade Alfa</text:span> – <text:span text:style-name="T7">Umuarama</text:span> – <text:span text:style-name="T7">PR</text:span> – Bra<text:span text:style-name="T7">s</text:span>il</text:p>
      <text:p text:style-name="SBC_3a_email"><text:span text:style-name="T7">gustavommh</text:span>@<text:span text:style-name="T7">gmail.com</text:span></text:p>
      <text:p text:style-name="SBC_3a_abstract"><text:span text:style-name="T2">Abstract.</text:span> This article describes some of the advantages of using virtualization with Docker in the development environment. Demonstrates its main commands and how to set up a functional environment for web development, making distinct environments communicate with each other in a complete and totally independent environment of the host operating system.</text:p>
      <text:p text:style-name="SBC_3a_resumo"><text:span text:style-name="T2">Resumo.</text:span> Este artigo descreve algumas vantagens de se utilizar a virtualização com Docker no ambiente de desenvolvimento. Demonstra seus principais comandos e como montar um ambiente funcional para o desenvolvimento web, fazendo ambientes distintos comunicarem entre si formando um ambiente completo e totalmente independente do sistema operacional hospedeiro.</text:p>
      <text:h text:style-name="P21" text:outline-level="1">Objetivo</text:h>
      <text:p text:style-name="P5"><text:tab/>Compreender as principais características para se criar um ambiente de desenvolvimento virtualizado, customizável com Docker e containers. Analisar como gerenciar os containers utilizando Docker, montar um ambiente de desenvolvimento Web funcional, configurar containers individuais interligados entre si, demonstrar o funcionamento de um projeto rodando dentro do ambiente virtual.</text:p>
      <text:h text:style-name="P21" text:outline-level="1">Justificativa</text:h>
      <text:p text:style-name="P1">O ambiente de desenvolvimento se mostra muitas vez bem específico para cada tipo de projeto, configurar apenas uma vez e repassar para toda a equipe de trabalho funcionando exatamente igual em todas as máquinas, independente de sistema operacional vem a ser uma das justificativas de se usar Docker e containers.</text:p>
      <text:p text:style-name="P1">Um ambiente convencional precisar ser totalmente refeito sempre que é preciso realizar uma manutenção na máquina hospedeira, dependendo da quantidade de elementos utilizados no ambiente de desenvolvimento essa pode ser uma tarefa árdua.</text:p>
      <text:p text:style-name="P1">A virtualização com Docker chega com o intuito de simplificar esta tarefa, mantendo um nível profissional de segurança, confiabilidade e padronização, sendo para um único desenvolvedor ou uma grande equipe, facilmente customizável e replicável.</text:p>
      <text:h text:style-name="P22" text:outline-level="1">Estrutura</text:h>
      <text:p text:style-name="SBC_3a_paragraph_3a_first">....</text:p>
      <text:h text:style-name="P22" text:outline-level="1">Fundamentação teórica</text:h>
      <text:p text:style-name="SBC_3a_paragraph_3a_first"><text:tab/>Segundo (Gomes &amp; Souza, 2015), Docker é <text:s/>uma ferramenta que possibilita <text:soft-page-break/>gerenciar aplicações distintas dentro de ambientes isolados denominados containers. É uma alternativa para desenvolvedores criarem com rapidez e facilidade seu ambiente de trabalho, para realizar todas as tarefas rotineiras, inclusive testes com total segurança. A principal funcionalidade é proporcionar ambientes isolados dentro da mesma máquina, independente de sistema operacional, disponível localmente ou remotamente através de mapeamento de portas. <text:span text:style-name="T8">(Henrique Rocha Silva &amp; — Licenciatura Orientador André Costa Drummond, 2017), descreve que um contêiner Docker basicamente, consiste em manter tudo o que é necessário para a aplicação ser executada, independente do sistema operacional nativo, compartilhando apenas o kernel da máquina hospedeira, dentro do container existe o sistema operacional, configurações do usuário e metadados, no entanto a imagem Docker é somente leitura, criando assim uma nova instancia sempre que necessário. Quando o Docker inicia um container a partir de uma imagem ele adiciona uma camada de leitura e escrita na parte superior da imagem no qual a aplicação pode ser executada.</text:span> </text:p>
      <text:h text:style-name="P22" text:outline-level="1">Materiais e métodos</text:h>
      <text:p text:style-name="SBC_3a_paragraph_3a_first"><text:tab/>Para a realização do estudo é necessário a instalação da ferramenta Docker e Docker-Compose, que auxilia na orquestração dos containers. Para os sistemas <text:s/>Windows e Mac existe um instalador pronto, já no caso dos sistemas baseados em Linux é possível instalar via terminal seguindo orientações do próprio site do desenvolvedor.</text:p>
      <text:p text:style-name="SBC_3a_paragraph"/>
      <text:h text:style-name="P22" text:outline-level="1">Desenvolvimento</text:h>
      <text:p text:style-name="P16"><text:tab/>Quando pensamos em desenvolvimento web, com <text:span text:style-name="T29">PHP</text:span> e <text:span text:style-name="T29">MYSQL</text:span>, precisamos de um servidor local que interprete os códigos <text:span text:style-name="T29">PHP</text:span>, além de um banco de dados local onde seja possível popular os dados da aplicação.</text:p>
      <text:p text:style-name="P16"><text:tab/>A instalação desses recursos pode ser um tanto trabalhoso, devido a utilizar várias tecnologias distintas, que trabalharem juntas, existem <text:span text:style-name="T30">aplicativos</text:span> como <text:span text:style-name="T4">Xampp</text:span>, <text:span text:style-name="T5">WampServer</text:span><text:span text:style-name="T11">, </text:span><text:span text:style-name="T5">EasyPHP</text:span>, que facilita<text:span text:style-name="T30">m</text:span> essa tarefa, porém não seria a alternativa ideal para um ambiente de <text:span text:style-name="T30">desenvolvimento mais profissional</text:span>.</text:p>
      <text:p text:style-name="P16"><text:tab/>Vamos montar com Docker, <text:span text:style-name="T31">um</text:span> ambiente de desenvolvimento <text:span text:style-name="T31">profissional</text:span>, <text:span text:style-name="T31">rodando virtualmente</text:span> os programas necessários para o aplicativo funcionar, de fácil manutenção e distribuição para outras pessoas da equipe, sendo <text:span text:style-name="T12">recriado</text:span> com apenas um comando.</text:p>
      <text:p text:style-name="P16"><text:tab/><text:span text:style-name="T13">Foi</text:span> utilizado o Docker no sistema operacional <text:span text:style-name="T4">Linux Mint 19.1 64 bits</text:span>, dentro do terminal <text:span text:style-name="T14">instalamos os pacotes, </text:span>“<text:span text:style-name="T4">sudo apt install docker.io docker-compose</text:span>”, verificamos se tudo foi instalado corretamente, “<text:span text:style-name="T4">docker –v &amp;&amp; docker-compose -v</text:span>”. Estes comandos vão mostrar a versão de cada aplicativo instalad<text:span text:style-name="T15">o</text:span> <text:span text:style-name="T10">no sistema</text:span>, <text:span text:style-name="T10">desta forma verificamos que</text:span> tudo <text:span text:style-name="T10">está</text:span> correto e podemos prosseguir.</text:p>
      <text:p text:style-name="P17"><text:tab/>Utilizando apenas o <text:span text:style-name="T16">D</text:span>ocker poderíamos iniciar <text:span text:style-name="T17">um</text:span> banco de dados <text:span text:style-name="T17">rapidamente</text:span>, “<text:span text:style-name="T4">sudo docker run --name teste-mariadb -e MYSQL_ROOT_PASSWORD=mypass -d mariadb</text:span><text:span text:style-name="T18">”. </text:span><text:span text:style-name="T19">Este comando está pedindo para o docker rodar um </text:span><text:span text:style-name="T23">novo</text:span><text:span text:style-name="T19"> container, “run” como nome “testemariadb” passando uma variável de ambiente “-e” que diz que a senha de root será “mypass” rodando em modo </text:span><text:span text:style-name="T23">demon</text:span><text:span text:style-name="T19"> “-d” chamando a imagem mariadb. </text:span><text:span text:style-name="T23">Assim que executado o comando retorna o id do novo container, </text:span><text:soft-page-break/><text:span text:style-name="T23">“</text:span><text:span text:style-name="T21">cafe7b8a15b94fbd47147bc12be331028fb80c328e4fd14526146b50147fe512</text:span><text:span text:style-name="T23">” demonstrando que está rodando em modo demon, </text:span><text:span text:style-name="T25">o container também pode ser gerenciado pelo nome que foi definido no momento da criação “teste-mariadb”. </text:span></text:p>
      <text:p text:style-name="P17"><text:span text:style-name="T25"><text:tab/>Agora podemos acessar o container para rodar os comandos SQL, “</text:span><text:span text:style-name="T22">sudo docker exec -it teste-mariadb bash</text:span><text:span text:style-name="T25">” o comando faz o Docker executar “exec” em modo interativo “-it” dentro do container “teste-mariadb” o “bash” terminal do sistema. </text:span><text:span text:style-name="T26">Em nosso</text:span><text:span text:style-name="T25"> terminal ao invés do nome de usuário local “</text:span><text:a xlink:type="simple" xlink:href="mailto:gustavo@linux" text:style-name="Internet_20_link" text:visited-style-name="Visited_20_Internet_20_Link"><text:span text:style-name="T22">gustavo@linux</text:span></text:a><text:span text:style-name="T22">:~$</text:span><text:span text:style-name="T25">” passamos a utilizar o usuário “</text:span><text:a xlink:type="simple" xlink:href="mailto:root@cafe7b8a15b9" text:style-name="Internet_20_link" text:visited-style-name="Visited_20_Internet_20_Link"><text:span text:style-name="T22">root@cafe7b8a15b9</text:span></text:a><text:span text:style-name="T22">:/#</text:span><text:span text:style-name="T25">” </text:span><text:span text:style-name="T26">significa que estamos dentro do container como root podendo rodar os comandos necessários para criação do banco.</text:span></text:p>
      <text:p text:style-name="P2"><text:span text:style-name="T26">V</text:span><text:span text:style-name="T18">oltando para o ambiente local podemos inspecionar o container “</text:span><text:span text:style-name="T20">sudo docker inspect teste-mariadb</text:span><text:span text:style-name="T18">” mostrando todas as informações desse container, inclusive "</text:span><text:span text:style-name="T20">IPAddress": "172.17.0.2</text:span><text:span text:style-name="T18">" que é a formata de acessar o container externamente.</text:span></text:p>
      <text:p text:style-name="P2"><text:span text:style-name="T18">Podemos listar os containers rodando na máquina, “</text:span><text:span text:style-name="T20">sudo docker container ls</text:span><text:span text:style-name="T18">”, parar o container utilizando seu nome ou id, “</text:span><text:span text:style-name="T20">sudo docker container stop teste-mariadb</text:span><text:span text:style-name="T18">”, iniciá-lo da mesma forma, “</text:span><text:span text:style-name="T20">sudo docker container start teste-mariadb</text:span><text:span text:style-name="T18">”, listar todos os containers existentes mesmo que não estejam em execução, “</text:span><text:span text:style-name="T24">sudo docker container ls -a</text:span><text:span text:style-name="T18">” e se deletar o container quando for necessário “</text:span><text:span text:style-name="T20">sudo docker container rm teste-mariadb</text:span><text:span text:style-name="T18">”.</text:span></text:p>
      <text:p text:style-name="P2"><text:span text:style-name="T18">Este são os passos básicos para criação e gerenciamento de um container com Docker, poderiamos criar mais de um conteiner e interligá-los, mas seria algo muito verboso que não tem a necessidade, ainda mais que a proposta é facilitar a vida do desenvolvedor, assim vamos utilizar para criar o ambiente completo o Docker-compose, que à partir de uma lista de comandos interpreta e passa para o docker executá-los de maneira simples. Em nosso projeto foi utilizado uma aplicação em PHP e MYSQL criada com o framework “</text:span><text:span text:style-name="T27">CodeIgniter”, existem várias formas de se criar o ambiente, utilizamos a mais simples que foi encontrar a imagem do framework para Docker e integrar em nosso projeto.</text:span></text:p>
      <text:p text:style-name="P3"><text:span text:style-name="T27">D</text:span><text:span text:style-name="T18">entro de uma pasta vazia vamos criar um arquivo “docker-compose.yml” este será responsável por subir nossos serviços, o arquivo depende de uma edentação correta para compreender em qual camada estão os comandos e como interpretá-los.</text:span></text:p>
      <text:p text:style-name="P4"><text:soft-page-break/><draw:frame draw:style-name="fr1" draw:name="Figura1" text:anchor-type="as-char" svg:width="7.474cm" svg:height="10.089cm" draw:z-index="0"><draw:image xlink:href="../images/docker-compose.png" xlink:type="simple" xlink:show="embed" xlink:actuate="onLoad" loext:mime-type="image/png"/></draw:frame></text:p>
      <text:p text:style-name="P19">Figur<text:span text:style-name="T40">a</text:span> <text:span text:style-name="T36">1</text:span>. Estrutura do arquivo docker-compose.yml.</text:p>
      <text:p text:style-name="P6"><text:tab/>A figura 01 mostra como <text:span text:style-name="T45">a organização é feita</text:span>, a edentação é fundamental para este tipo de arquivo, através dela que <text:span text:style-name="T46">define</text:span> como cada comando deve ser interpretado, inicia com a versão dos comandos, após os serviços a serem criados, “db” é o nome do serviço, pode ser qualquer um, usamos db para ficar mais didático, “image” é qual imagem o docker vai procurar para espelhar e criar o container db, “environment” são as variáveis globais que podemos passar no momento da estanciação, no caso define a senha de root para “mypass”. Próximo serviço “admin” referencia a imagem do “phpmyadmin”, realizando um mapeamento de portas para não haver conflito com o app, sua variável global é “PMA_HOST” que define o nome do host que irá se conectar, perceba que é o mesmo nome do serviço de banco de dados criado acima, “links” apenas define que irá se conectar com o serviço db. Já o serviço “app” é a nossa aplicação, utilizando a imagem do framework que já tem o ambiente pré-configurado, define a porta a ser utilizada local e virtual, “volumes” é muito importante, define onde irão ficar os arquivos localmente sendo espelhados dentro do container, e novamente diz para se conectar com o serviço db.</text:p>
      <text:p text:style-name="P6"><text:tab/><text:span text:style-name="T37">Feito isso criamos a uma pasta dentro do mesmo diretório chamada myapp, pelo terminal “</text:span><text:span text:style-name="T6">mkdir myapp</text:span><text:span text:style-name="T37">”, nela vamos colocar os arquivos da aplicação. Na aplicação existe o arquivo de banco de dados “</text:span><text:span text:style-name="T6">database.php</text:span><text:span text:style-name="T37">”</text:span> <text:span text:style-name="T37">onde devemos setar as informações de acordo com o container bd, “</text:span><text:span text:style-name="T6">hostname:db, username:root, password:mypass, database:controle</text:span><text:span text:style-name="T37">”. Neste momento já é possível subir os serviços, no diretório onde está o arquivo docker-compose.yml iremos rodar o comando “</text:span><text:span text:style-name="T6">sudo docker-compose up -d</text:span><text:span text:style-name="T37">”, a primeira execução demora um pouco por ter que baixar dos repositórios online as imagens necessárias para execução dos serviços descritos, após isso a iniciação é feita em poucos segundos, praticamente instantaneamente. Após é possível listar os container ativos com o comando “</text:span><text:span text:style-name="T6">sudo docker-compose ps</text:span><text:span text:style-name="T37">” como mostra a figura 02.</text:span></text:p>
      <text:p text:style-name="P7"><text:soft-page-break/><draw:frame draw:style-name="fr2" draw:name="Figura2" text:anchor-type="as-char" svg:width="14.259cm" svg:height="6.715cm" draw:z-index="1"><draw:image xlink:href="../images/up-ps.png" xlink:type="simple" xlink:show="embed" xlink:actuate="onLoad" loext:mime-type="image/png"/></draw:frame></text:p>
      <text:p text:style-name="P13">Figur<text:span text:style-name="T39">a</text:span> <text:span text:style-name="T38">2</text:span>. <text:span text:style-name="T41">Subindo e listando containers</text:span>.</text:p>
      <text:p text:style-name="P11">Na lista de containers é possível observar seu nome, o comando interno que está sendo executado, o estado e em qual porta está rodando e o redirecionamento que está sendo utilizado. <text:span text:style-name="T42">O phpmyadmin pode ser acessado na URL: </text:span><text:a xlink:type="simple" xlink:href="http://localhost:8080/" text:style-name="Internet_20_link" text:visited-style-name="Visited_20_Internet_20_Link"><text:span text:style-name="T42">http://localhost:8080</text:span></text:a><text:span text:style-name="T42">, Figura 03 e a aplicação URL: </text:span><text:a xlink:type="simple" xlink:href="http://localhost/" text:style-name="Internet_20_link" text:visited-style-name="Visited_20_Internet_20_Link"><text:span text:style-name="T42">http://localhost</text:span></text:a><text:span text:style-name="T42">, Figura 04.</text:span></text:p>
      <text:p text:style-name="P10"/>
      <text:p text:style-name="P9"><draw:frame draw:style-name="fr2" draw:name="Figura3" text:anchor-type="as-char" svg:width="7.273cm" svg:height="6.586cm" draw:z-index="2"><draw:image xlink:href="../images/phpmyadmin.png" xlink:type="simple" xlink:show="embed" xlink:actuate="onLoad" loext:mime-type="image/png"/></draw:frame><text:s text:c="2"/><draw:frame draw:style-name="fr2" draw:name="Figura4" text:anchor-type="as-char" svg:width="7.303cm" svg:height="6.613cm" draw:z-index="3"><draw:image xlink:href="../images/app.png" xlink:type="simple" xlink:show="embed" xlink:actuate="onLoad" loext:mime-type="image/png"/></draw:frame></text:p>
      <text:p text:style-name="P14">Figur<text:span text:style-name="T39">a</text:span> <text:span text:style-name="T43">3</text:span>. <text:span text:style-name="T44">http://localhost:8080</text:span>. <text:s/><text:tab/><text:tab/><text:tab/>Figur<text:span text:style-name="T39">a</text:span> <text:span text:style-name="T43">4</text:span>. <text:span text:style-name="T44">http://localhost</text:span>.</text:p>
      <text:p text:style-name="P8"/>
      <text:p text:style-name="P12">Este é o ambiente completo rodando em Docker, todas as alterações feitas na pasta “myapp” serão repassadas para o container interpretando internamente e devolvendo na URL configurada, para parar os containers todos de uma vez use o comando “<text:span text:style-name="T4">sudo docker-compose down</text:span>” e iniciar todos novamente “<text:span text:style-name="T4">sudo docker-compose up -d</text:span>”. Assim foi concluído o estudo do ambiente de desenvolvimento virtual em Docker.</text:p>
      <text:h text:style-name="P23" text:outline-level="1">Análise dos Resultados e Discussão</text:h>
      <text:p text:style-name="SBC_3a_paragraph_3a_first"><text:span text:style-name="T28">Analisamos que um primeiro contato com a ferramenta pode desmotivar o desenvolvedor por exigir um conhecimento específico de alguns comandos e regras, </text:span><text:soft-page-break/><text:span text:style-name="T28">mas assim que o primeiro projeto é criado nota-se que é um gerenciamento simples, que com um pouco de estudo é possível replicar ambientes complexos com muitas configurações em apenas um arquivo central</text:span>. </text:p>
      <text:h text:style-name="P23" text:outline-level="1">Conclusões e Trabalhos Futuros</text:h>
      <text:p text:style-name="P18">Concluímos que a ferramenta é sim funcional, executou com perfeição o trabalho proposto, mantém um sistema operacional limpo, livre de aplicações que não utilizamos no dia a dia, como ferramentas de testes, que podem ser criadas e apagadas rapidamente sem qualquer risco de conflito com outros aplicativos instalados. <text:span text:style-name="T34">Mantém um nível de segurança alto, podendo manter informações dentro e fora do container, criar redes específicas isoladas da rede padrão.</text:span> <text:span text:style-name="T32">P</text:span>or ser virtual e necessitar de adicionais para funcionar corretamente consome mais recursos da máquina <text:span text:style-name="T35">host</text:span>, tanto em disco quanto em processamento do que um ambiente local , mas <text:s/>menos que uma máquina virtual convencional que recria todo o sistema operacional <text:span text:style-name="T33">do zero</text:span>.</text:p>
      <text:p text:style-name="SBC_3a_references"/>
      <text:p text:style-name="SBC_3a_references">Ref<text:span text:style-name="T9">erências</text:span></text:p>
      <text:p text:style-name="SBC_3a_reference">Boulic, R. and Renault, O. (1991) “3D Hierarchies for Animation”, In: New Trends in Animation and Visualization, Edited by Nadia Magnenat-Thalmann and Daniel Thalmann, John Wiley &amp; Sons ltd., England.</text:p>
      <text:p text:style-name="SBC_3a_reference">Dyer, S., Martin, J. and Zulauf, J. (1995) “Motion Capture White Paper”, http://reality.sgi.com/employees/jam_sb/mocap/MoCapWP_v2.0.html, December.</text:p>
      <text:p text:style-name="SBC_3a_reference">Holton, M. and Alexander, S. (1995) “Soft Cellular Modeling: A Technique for the Simulation of Non-rigid Materials”, Computer Graphics: Developments in Virtual Environments, R. A. Earnshaw and J. A. Vince, England, Academic Press Ltd., p. 449-460.</text:p>
      <text:p text:style-name="SBC_3a_reference">Knuth, D. E. (1984), The TeXbook, Addison Wesley, 15<text:span text:style-name="T1">th</text:span> edition.</text:p>
      <text:p text:style-name="SBC_3a_reference">Smith, A. and Jones, B. (1999). On the complexity of computing. In <text:span text:style-name="T3">Advances in Computer Science</text:span>, pages 555–566. Publishing 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0-08-03T10:11:27.48</meta:creation-date>
    <dc:language>pt-BR</dc:language>
    <meta:editing-cycles>48</meta:editing-cycles>
    <meta:editing-duration>PT1H45M52S</meta:editing-duration>
    <dc:date>2019-05-23T13:00:08.274306191</dc:date>
    <meta:document-statistic meta:table-count="0" meta:image-count="4" meta:object-count="0" meta:page-count="6" meta:paragraph-count="49" meta:word-count="1827" meta:character-count="12300" meta:non-whitespace-character-count="10502"/>
    <meta:user-defined meta:name="Info 1"/>
    <meta:user-defined meta:name="Info 2"/>
    <meta:user-defined meta:name="Info 3"/>
    <meta:user-defined meta:name="Info 4"/>
  </office:meta>
</office:document-meta>
</file>